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3.067in"/>
    </style:style>
    <style:style style:name="ta1co2" style:family="table-column">
      <style:table-column-properties fo:break-before="auto" style:column-width="1.5490000000000002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9630000000000003in"/>
    </style:style>
    <style:style style:name="ta2co2" style:family="table-column">
      <style:table-column-properties fo:break-before="auto" style:column-width="1.5490000000000002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asprin-vL-1.0/default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training_po/user11/combined/training_set.lp</text:p>
          </table:table-cell>
          <table:table-cell office:value-type="float" office:value="600.0"/>
          <table:table-cell office:value-type="float" office:value="1.0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>
          <table:table-cell office:value-type="string">
            <text:p>training_po/user15/combined/training_set.lp</text:p>
          </table:table-cell>
          <table:table-cell office:value-type="float" office:value="600.0"/>
          <table:table-cell office:value-type="float" office:value="1.0"/>
          <table:table-cell table:formula="of:=MIN([.$B4])" office:value-type="float"/>
          <table:table-cell table:formula="of:=MIN([.$C4])" office:value-type="float"/>
          <table:table-cell table:formula="of:=MEDIAN([.$B4])" office:value-type="float"/>
          <table:table-cell table:formula="of:=MEDIAN([.$C4])" office:value-type="float"/>
          <table:table-cell table:formula="of:=MAX([.$B4])" office:value-type="float"/>
          <table:table-cell table:formula="of:=MAX([.$C4])" office:value-type="float"/>
        </table:table-row>
        <table:table-row table:style-name="ro1">
          <table:table-cell office:value-type="string">
            <text:p>training_po/user17/combined/training_set.lp</text:p>
          </table:table-cell>
          <table:table-cell office:value-type="float" office:value="600.0"/>
          <table:table-cell office:value-type="float" office:value="1.0"/>
          <table:table-cell table:formula="of:=MIN([.$B5])" office:value-type="float"/>
          <table:table-cell table:formula="of:=MIN([.$C5])" office:value-type="float"/>
          <table:table-cell table:formula="of:=MEDIAN([.$B5])" office:value-type="float"/>
          <table:table-cell table:formula="of:=MEDIAN([.$C5])" office:value-type="float"/>
          <table:table-cell table:formula="of:=MAX([.$B5])" office:value-type="float"/>
          <table:table-cell table:formula="of:=MAX([.$C5])" office:value-type="float"/>
        </table:table-row>
        <table:table-row table:style-name="ro1">
          <table:table-cell office:value-type="string">
            <text:p>training_po/user19/combined/training_set.lp</text:p>
          </table:table-cell>
          <table:table-cell office:value-type="float" office:value="600.0"/>
          <table:table-cell office:value-type="float" office:value="1.0"/>
          <table:table-cell table:formula="of:=MIN([.$B6])" office:value-type="float"/>
          <table:table-cell table:formula="of:=MIN([.$C6])" office:value-type="float"/>
          <table:table-cell table:formula="of:=MEDIAN([.$B6])" office:value-type="float"/>
          <table:table-cell table:formula="of:=MEDIAN([.$C6])" office:value-type="float"/>
          <table:table-cell table:formula="of:=MAX([.$B6])" office:value-type="float"/>
          <table:table-cell table:formula="of:=MAX([.$C6])" office:value-type="float"/>
        </table:table-row>
        <table:table-row table:style-name="ro1">
          <table:table-cell office:value-type="string">
            <text:p>training_po/user38/combined/training_set.lp</text:p>
          </table:table-cell>
          <table:table-cell office:value-type="float" office:value="600.0"/>
          <table:table-cell office:value-type="float" office:value="1.0"/>
          <table:table-cell table:formula="of:=MIN([.$B7])" office:value-type="float"/>
          <table:table-cell table:formula="of:=MIN([.$C7])" office:value-type="float"/>
          <table:table-cell table:formula="of:=MEDIAN([.$B7])" office:value-type="float"/>
          <table:table-cell table:formula="of:=MEDIAN([.$C7])" office:value-type="float"/>
          <table:table-cell table:formula="of:=MAX([.$B7])" office:value-type="float"/>
          <table:table-cell table:formula="of:=MAX([.$C7])" office:value-type="float"/>
        </table:table-row>
        <table:table-row table:style-name="ro1">
          <table:table-cell office:value-type="string">
            <text:p>training_po/user39/combined/training_set.lp</text:p>
          </table:table-cell>
          <table:table-cell office:value-type="float" office:value="600.0"/>
          <table:table-cell office:value-type="float" office:value="1.0"/>
          <table:table-cell table:formula="of:=MIN([.$B8])" office:value-type="float"/>
          <table:table-cell table:formula="of:=MIN([.$C8])" office:value-type="float"/>
          <table:table-cell table:formula="of:=MEDIAN([.$B8])" office:value-type="float"/>
          <table:table-cell table:formula="of:=MEDIAN([.$C8])" office:value-type="float"/>
          <table:table-cell table:formula="of:=MAX([.$B8])" office:value-type="float"/>
          <table:table-cell table:formula="of:=MAX([.$C8])" office:value-type="float"/>
        </table:table-row>
        <table:table-row table:style-name="ro1">
          <table:table-cell office:value-type="string">
            <text:p>training_po/user4/combined/training_set.lp</text:p>
          </table:table-cell>
          <table:table-cell office:value-type="float" office:value="600.0"/>
          <table:table-cell office:value-type="float" office:value="1.0"/>
          <table:table-cell table:formula="of:=MIN([.$B9])" office:value-type="float"/>
          <table:table-cell table:formula="of:=MIN([.$C9])" office:value-type="float"/>
          <table:table-cell table:formula="of:=MEDIAN([.$B9])" office:value-type="float"/>
          <table:table-cell table:formula="of:=MEDIAN([.$C9])" office:value-type="float"/>
          <table:table-cell table:formula="of:=MAX([.$B9])" office:value-type="float"/>
          <table:table-cell table:formula="of:=MAX([.$C9])" office:value-type="float"/>
        </table:table-row>
        <table:table-row table:style-name="ro1">
          <table:table-cell office:value-type="string">
            <text:p>training_po/user42/combined/training_set.lp</text:p>
          </table:table-cell>
          <table:table-cell office:value-type="float" office:value="600.0"/>
          <table:table-cell office:value-type="float" office:value="1.0"/>
          <table:table-cell table:formula="of:=MIN([.$B10])" office:value-type="float"/>
          <table:table-cell table:formula="of:=MIN([.$C10])" office:value-type="float"/>
          <table:table-cell table:formula="of:=MEDIAN([.$B10])" office:value-type="float"/>
          <table:table-cell table:formula="of:=MEDIAN([.$C10])" office:value-type="float"/>
          <table:table-cell table:formula="of:=MAX([.$B10])" office:value-type="float"/>
          <table:table-cell table:formula="of:=MAX([.$C10])" office:value-type="float"/>
        </table:table-row>
        <table:table-row table:style-name="ro1">
          <table:table-cell office:value-type="string">
            <text:p>training_po/user43/combined/training_set.lp</text:p>
          </table:table-cell>
          <table:table-cell office:value-type="float" office:value="600.0"/>
          <table:table-cell office:value-type="float" office:value="1.0"/>
          <table:table-cell table:formula="of:=MIN([.$B11])" office:value-type="float"/>
          <table:table-cell table:formula="of:=MIN([.$C11])" office:value-type="float"/>
          <table:table-cell table:formula="of:=MEDIAN([.$B11])" office:value-type="float"/>
          <table:table-cell table:formula="of:=MEDIAN([.$C11])" office:value-type="float"/>
          <table:table-cell table:formula="of:=MAX([.$B11])" office:value-type="float"/>
          <table:table-cell table:formula="of:=MAX([.$C11])" office:value-type="float"/>
        </table:table-row>
        <table:table-row table:style-name="ro1">
          <table:table-cell office:value-type="string">
            <text:p>training_po/user51/combined/training_set.lp</text:p>
          </table:table-cell>
          <table:table-cell office:value-type="float" office:value="600.0"/>
          <table:table-cell office:value-type="float" office:value="1.0"/>
          <table:table-cell table:formula="of:=MIN([.$B12])" office:value-type="float"/>
          <table:table-cell table:formula="of:=MIN([.$C12])" office:value-type="float"/>
          <table:table-cell table:formula="of:=MEDIAN([.$B12])" office:value-type="float"/>
          <table:table-cell table:formula="of:=MEDIAN([.$C12])" office:value-type="float"/>
          <table:table-cell table:formula="of:=MAX([.$B12])" office:value-type="float"/>
          <table:table-cell table:formula="of:=MAX([.$C12])" office:value-type="float"/>
        </table:table-row>
        <table:table-row table:style-name="ro1">
          <table:table-cell office:value-type="string">
            <text:p>training_po/user52/combined/training_set.lp</text:p>
          </table:table-cell>
          <table:table-cell office:value-type="float" office:value="600.0"/>
          <table:table-cell office:value-type="float" office:value="1.0"/>
          <table:table-cell table:formula="of:=MIN([.$B13])" office:value-type="float"/>
          <table:table-cell table:formula="of:=MIN([.$C13])" office:value-type="float"/>
          <table:table-cell table:formula="of:=MEDIAN([.$B13])" office:value-type="float"/>
          <table:table-cell table:formula="of:=MEDIAN([.$C13])" office:value-type="float"/>
          <table:table-cell table:formula="of:=MAX([.$B13])" office:value-type="float"/>
          <table:table-cell table:formula="of:=MAX([.$C13])" office:value-type="float"/>
        </table:table-row>
        <table:table-row table:style-name="ro1">
          <table:table-cell office:value-type="string">
            <text:p>training_po/user55/combined/training_set.lp</text:p>
          </table:table-cell>
          <table:table-cell office:value-type="float" office:value="600.0"/>
          <table:table-cell office:value-type="float" office:value="1.0"/>
          <table:table-cell table:formula="of:=MIN([.$B14])" office:value-type="float"/>
          <table:table-cell table:formula="of:=MIN([.$C14])" office:value-type="float"/>
          <table:table-cell table:formula="of:=MEDIAN([.$B14])" office:value-type="float"/>
          <table:table-cell table:formula="of:=MEDIAN([.$C14])" office:value-type="float"/>
          <table:table-cell table:formula="of:=MAX([.$B14])" office:value-type="float"/>
          <table:table-cell table:formula="of:=MAX([.$C14])" office:value-type="float"/>
        </table:table-row>
        <table:table-row table:style-name="ro1">
          <table:table-cell office:value-type="string">
            <text:p>training_po/user7/combined/training_set.lp</text:p>
          </table:table-cell>
          <table:table-cell office:value-type="float" office:value="600.0"/>
          <table:table-cell office:value-type="float" office:value="1.0"/>
          <table:table-cell table:formula="of:=MIN([.$B15])" office:value-type="float"/>
          <table:table-cell table:formula="of:=MIN([.$C15])" office:value-type="float"/>
          <table:table-cell table:formula="of:=MEDIAN([.$B15])" office:value-type="float"/>
          <table:table-cell table:formula="of:=MEDIAN([.$C15])" office:value-type="float"/>
          <table:table-cell table:formula="of:=MAX([.$B15])" office:value-type="float"/>
          <table:table-cell table:formula="of:=MAX([.$C1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5])" office:value-type="float"/>
          <table:table-cell table:formula="of:=SUM([.C3:.C15])" office:value-type="float"/>
          <table:table-cell table:formula="of:=SUM([.D3:.D15])" office:value-type="float"/>
          <table:table-cell table:formula="of:=SUM([.E3:.E15])" office:value-type="float"/>
          <table:table-cell table:formula="of:=SUM([.F3:.F15])" office:value-type="float"/>
          <table:table-cell table:formula="of:=SUM([.G3:.G15])" office:value-type="float"/>
          <table:table-cell table:formula="of:=SUM([.H3:.H15])" office:value-type="float"/>
          <table:table-cell table:formula="of:=SUM([.I3:.I1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5])" office:value-type="float"/>
          <table:table-cell table:formula="of:=AVERAGE([.C3:.C15])" office:value-type="float"/>
          <table:table-cell table:formula="of:=AVERAGE([.D3:.D15])" office:value-type="float"/>
          <table:table-cell table:formula="of:=AVERAGE([.E3:.E15])" office:value-type="float"/>
          <table:table-cell table:formula="of:=AVERAGE([.F3:.F15])" office:value-type="float"/>
          <table:table-cell table:formula="of:=AVERAGE([.G3:.G15])" office:value-type="float"/>
          <table:table-cell table:formula="of:=AVERAGE([.H3:.H15])" office:value-type="float"/>
          <table:table-cell table:formula="of:=AVERAGE([.I3:.I1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5])" office:value-type="float"/>
          <table:table-cell table:formula="of:=STDEV([.C3:.C15])" office:value-type="float"/>
          <table:table-cell table:formula="of:=STDEV([.D3:.D15])" office:value-type="float"/>
          <table:table-cell table:formula="of:=STDEV([.E3:.E15])" office:value-type="float"/>
          <table:table-cell table:formula="of:=STDEV([.F3:.F15])" office:value-type="float"/>
          <table:table-cell table:formula="of:=STDEV([.G3:.G15])" office:value-type="float"/>
          <table:table-cell table:formula="of:=STDEV([.H3:.H15])" office:value-type="float"/>
          <table:table-cell table:formula="of:=STDEV([.I3:.I1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5]-[.$D3:.$D15])^2)^0.5" office:value-type="float"/>
          <table:table-cell table:number-matrix-columns-spanned="1" table:number-matrix-rows-spanned="1" table:formula="of:=SUM(([.C3:.C15]-[.$E3:.$E1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5]=[.$D3:.$D15])" office:value-type="float"/>
          <table:table-cell table:number-matrix-columns-spanned="1" table:number-matrix-rows-spanned="1" table:formula="of:=SUM([.C3:.C15]=[.$E3:.$E1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5]&lt;[.$F3:.$F15])" office:value-type="float"/>
          <table:table-cell table:number-matrix-columns-spanned="1" table:number-matrix-rows-spanned="1" table:formula="of:=SUM([.C3:.C15]&lt;[.$G3:.$G1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5]&gt;[.$F3:.$F15])" office:value-type="float"/>
          <table:table-cell table:number-matrix-columns-spanned="1" table:number-matrix-rows-spanned="1" table:formula="of:=SUM([.C3:.C15]&gt;[.$G3:.$G1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5]=[.$H3:.$H15])" office:value-type="float"/>
          <table:table-cell table:number-matrix-columns-spanned="1" table:number-matrix-rows-spanned="1" table:formula="of:=SUM([.C3:.C15]=[.$I3:.$I1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asprin-vL-1.0/default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training_po/user11/combined</text:p>
          </table:table-cell>
          <table:table-cell table:formula="of:=AVERAGE([Instances.B3:Instances.B3])" office:value-type="float"/>
          <table:table-cell table:formula="of:=SUM([Instances.C3:Instances.C3])" office:value-type="float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>
          <table:table-cell office:value-type="string">
            <text:p>training_po/user15/combined</text:p>
          </table:table-cell>
          <table:table-cell table:formula="of:=AVERAGE([Instances.B4:Instances.B4])" office:value-type="float"/>
          <table:table-cell table:formula="of:=SUM([Instances.C4:Instances.C4])" office:value-type="float"/>
          <table:table-cell table:formula="of:=MIN([.$B4])" office:value-type="float"/>
          <table:table-cell table:formula="of:=MIN([.$C4])" office:value-type="float"/>
          <table:table-cell table:formula="of:=MEDIAN([.$B4])" office:value-type="float"/>
          <table:table-cell table:formula="of:=MEDIAN([.$C4])" office:value-type="float"/>
          <table:table-cell table:formula="of:=MAX([.$B4])" office:value-type="float"/>
          <table:table-cell table:formula="of:=MAX([.$C4])" office:value-type="float"/>
        </table:table-row>
        <table:table-row table:style-name="ro1">
          <table:table-cell office:value-type="string">
            <text:p>training_po/user17/combined</text:p>
          </table:table-cell>
          <table:table-cell table:formula="of:=AVERAGE([Instances.B5:Instances.B5])" office:value-type="float"/>
          <table:table-cell table:formula="of:=SUM([Instances.C5:Instances.C5])" office:value-type="float"/>
          <table:table-cell table:formula="of:=MIN([.$B5])" office:value-type="float"/>
          <table:table-cell table:formula="of:=MIN([.$C5])" office:value-type="float"/>
          <table:table-cell table:formula="of:=MEDIAN([.$B5])" office:value-type="float"/>
          <table:table-cell table:formula="of:=MEDIAN([.$C5])" office:value-type="float"/>
          <table:table-cell table:formula="of:=MAX([.$B5])" office:value-type="float"/>
          <table:table-cell table:formula="of:=MAX([.$C5])" office:value-type="float"/>
        </table:table-row>
        <table:table-row table:style-name="ro1">
          <table:table-cell office:value-type="string">
            <text:p>training_po/user19/combined</text:p>
          </table:table-cell>
          <table:table-cell table:formula="of:=AVERAGE([Instances.B6:Instances.B6])" office:value-type="float"/>
          <table:table-cell table:formula="of:=SUM([Instances.C6:Instances.C6])" office:value-type="float"/>
          <table:table-cell table:formula="of:=MIN([.$B6])" office:value-type="float"/>
          <table:table-cell table:formula="of:=MIN([.$C6])" office:value-type="float"/>
          <table:table-cell table:formula="of:=MEDIAN([.$B6])" office:value-type="float"/>
          <table:table-cell table:formula="of:=MEDIAN([.$C6])" office:value-type="float"/>
          <table:table-cell table:formula="of:=MAX([.$B6])" office:value-type="float"/>
          <table:table-cell table:formula="of:=MAX([.$C6])" office:value-type="float"/>
        </table:table-row>
        <table:table-row table:style-name="ro1">
          <table:table-cell office:value-type="string">
            <text:p>training_po/user38/combined</text:p>
          </table:table-cell>
          <table:table-cell table:formula="of:=AVERAGE([Instances.B7:Instances.B7])" office:value-type="float"/>
          <table:table-cell table:formula="of:=SUM([Instances.C7:Instances.C7])" office:value-type="float"/>
          <table:table-cell table:formula="of:=MIN([.$B7])" office:value-type="float"/>
          <table:table-cell table:formula="of:=MIN([.$C7])" office:value-type="float"/>
          <table:table-cell table:formula="of:=MEDIAN([.$B7])" office:value-type="float"/>
          <table:table-cell table:formula="of:=MEDIAN([.$C7])" office:value-type="float"/>
          <table:table-cell table:formula="of:=MAX([.$B7])" office:value-type="float"/>
          <table:table-cell table:formula="of:=MAX([.$C7])" office:value-type="float"/>
        </table:table-row>
        <table:table-row table:style-name="ro1">
          <table:table-cell office:value-type="string">
            <text:p>training_po/user39/combined</text:p>
          </table:table-cell>
          <table:table-cell table:formula="of:=AVERAGE([Instances.B8:Instances.B8])" office:value-type="float"/>
          <table:table-cell table:formula="of:=SUM([Instances.C8:Instances.C8])" office:value-type="float"/>
          <table:table-cell table:formula="of:=MIN([.$B8])" office:value-type="float"/>
          <table:table-cell table:formula="of:=MIN([.$C8])" office:value-type="float"/>
          <table:table-cell table:formula="of:=MEDIAN([.$B8])" office:value-type="float"/>
          <table:table-cell table:formula="of:=MEDIAN([.$C8])" office:value-type="float"/>
          <table:table-cell table:formula="of:=MAX([.$B8])" office:value-type="float"/>
          <table:table-cell table:formula="of:=MAX([.$C8])" office:value-type="float"/>
        </table:table-row>
        <table:table-row table:style-name="ro1">
          <table:table-cell office:value-type="string">
            <text:p>training_po/user4/combined</text:p>
          </table:table-cell>
          <table:table-cell table:formula="of:=AVERAGE([Instances.B9:Instances.B9])" office:value-type="float"/>
          <table:table-cell table:formula="of:=SUM([Instances.C9:Instances.C9])" office:value-type="float"/>
          <table:table-cell table:formula="of:=MIN([.$B9])" office:value-type="float"/>
          <table:table-cell table:formula="of:=MIN([.$C9])" office:value-type="float"/>
          <table:table-cell table:formula="of:=MEDIAN([.$B9])" office:value-type="float"/>
          <table:table-cell table:formula="of:=MEDIAN([.$C9])" office:value-type="float"/>
          <table:table-cell table:formula="of:=MAX([.$B9])" office:value-type="float"/>
          <table:table-cell table:formula="of:=MAX([.$C9])" office:value-type="float"/>
        </table:table-row>
        <table:table-row table:style-name="ro1">
          <table:table-cell office:value-type="string">
            <text:p>training_po/user42/combined</text:p>
          </table:table-cell>
          <table:table-cell table:formula="of:=AVERAGE([Instances.B10:Instances.B10])" office:value-type="float"/>
          <table:table-cell table:formula="of:=SUM([Instances.C10:Instances.C10])" office:value-type="float"/>
          <table:table-cell table:formula="of:=MIN([.$B10])" office:value-type="float"/>
          <table:table-cell table:formula="of:=MIN([.$C10])" office:value-type="float"/>
          <table:table-cell table:formula="of:=MEDIAN([.$B10])" office:value-type="float"/>
          <table:table-cell table:formula="of:=MEDIAN([.$C10])" office:value-type="float"/>
          <table:table-cell table:formula="of:=MAX([.$B10])" office:value-type="float"/>
          <table:table-cell table:formula="of:=MAX([.$C10])" office:value-type="float"/>
        </table:table-row>
        <table:table-row table:style-name="ro1">
          <table:table-cell office:value-type="string">
            <text:p>training_po/user43/combined</text:p>
          </table:table-cell>
          <table:table-cell table:formula="of:=AVERAGE([Instances.B11:Instances.B11])" office:value-type="float"/>
          <table:table-cell table:formula="of:=SUM([Instances.C11:Instances.C11])" office:value-type="float"/>
          <table:table-cell table:formula="of:=MIN([.$B11])" office:value-type="float"/>
          <table:table-cell table:formula="of:=MIN([.$C11])" office:value-type="float"/>
          <table:table-cell table:formula="of:=MEDIAN([.$B11])" office:value-type="float"/>
          <table:table-cell table:formula="of:=MEDIAN([.$C11])" office:value-type="float"/>
          <table:table-cell table:formula="of:=MAX([.$B11])" office:value-type="float"/>
          <table:table-cell table:formula="of:=MAX([.$C11])" office:value-type="float"/>
        </table:table-row>
        <table:table-row table:style-name="ro1">
          <table:table-cell office:value-type="string">
            <text:p>training_po/user51/combined</text:p>
          </table:table-cell>
          <table:table-cell table:formula="of:=AVERAGE([Instances.B12:Instances.B12])" office:value-type="float"/>
          <table:table-cell table:formula="of:=SUM([Instances.C12:Instances.C12])" office:value-type="float"/>
          <table:table-cell table:formula="of:=MIN([.$B12])" office:value-type="float"/>
          <table:table-cell table:formula="of:=MIN([.$C12])" office:value-type="float"/>
          <table:table-cell table:formula="of:=MEDIAN([.$B12])" office:value-type="float"/>
          <table:table-cell table:formula="of:=MEDIAN([.$C12])" office:value-type="float"/>
          <table:table-cell table:formula="of:=MAX([.$B12])" office:value-type="float"/>
          <table:table-cell table:formula="of:=MAX([.$C12])" office:value-type="float"/>
        </table:table-row>
        <table:table-row table:style-name="ro1">
          <table:table-cell office:value-type="string">
            <text:p>training_po/user52/combined</text:p>
          </table:table-cell>
          <table:table-cell table:formula="of:=AVERAGE([Instances.B13:Instances.B13])" office:value-type="float"/>
          <table:table-cell table:formula="of:=SUM([Instances.C13:Instances.C13])" office:value-type="float"/>
          <table:table-cell table:formula="of:=MIN([.$B13])" office:value-type="float"/>
          <table:table-cell table:formula="of:=MIN([.$C13])" office:value-type="float"/>
          <table:table-cell table:formula="of:=MEDIAN([.$B13])" office:value-type="float"/>
          <table:table-cell table:formula="of:=MEDIAN([.$C13])" office:value-type="float"/>
          <table:table-cell table:formula="of:=MAX([.$B13])" office:value-type="float"/>
          <table:table-cell table:formula="of:=MAX([.$C13])" office:value-type="float"/>
        </table:table-row>
        <table:table-row table:style-name="ro1">
          <table:table-cell office:value-type="string">
            <text:p>training_po/user55/combined</text:p>
          </table:table-cell>
          <table:table-cell table:formula="of:=AVERAGE([Instances.B14:Instances.B14])" office:value-type="float"/>
          <table:table-cell table:formula="of:=SUM([Instances.C14:Instances.C14])" office:value-type="float"/>
          <table:table-cell table:formula="of:=MIN([.$B14])" office:value-type="float"/>
          <table:table-cell table:formula="of:=MIN([.$C14])" office:value-type="float"/>
          <table:table-cell table:formula="of:=MEDIAN([.$B14])" office:value-type="float"/>
          <table:table-cell table:formula="of:=MEDIAN([.$C14])" office:value-type="float"/>
          <table:table-cell table:formula="of:=MAX([.$B14])" office:value-type="float"/>
          <table:table-cell table:formula="of:=MAX([.$C14])" office:value-type="float"/>
        </table:table-row>
        <table:table-row table:style-name="ro1">
          <table:table-cell office:value-type="string">
            <text:p>training_po/user7/combined</text:p>
          </table:table-cell>
          <table:table-cell table:formula="of:=AVERAGE([Instances.B15:Instances.B15])" office:value-type="float"/>
          <table:table-cell table:formula="of:=SUM([Instances.C15:Instances.C15])" office:value-type="float"/>
          <table:table-cell table:formula="of:=MIN([.$B15])" office:value-type="float"/>
          <table:table-cell table:formula="of:=MIN([.$C15])" office:value-type="float"/>
          <table:table-cell table:formula="of:=MEDIAN([.$B15])" office:value-type="float"/>
          <table:table-cell table:formula="of:=MEDIAN([.$C15])" office:value-type="float"/>
          <table:table-cell table:formula="of:=MAX([.$B15])" office:value-type="float"/>
          <table:table-cell table:formula="of:=MAX([.$C1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5])" office:value-type="float"/>
          <table:table-cell table:formula="of:=SUM([.C3:.C15])" office:value-type="float"/>
          <table:table-cell table:formula="of:=SUM([.D3:.D15])" office:value-type="float"/>
          <table:table-cell table:formula="of:=SUM([.E3:.E15])" office:value-type="float"/>
          <table:table-cell table:formula="of:=SUM([.F3:.F15])" office:value-type="float"/>
          <table:table-cell table:formula="of:=SUM([.G3:.G15])" office:value-type="float"/>
          <table:table-cell table:formula="of:=SUM([.H3:.H15])" office:value-type="float"/>
          <table:table-cell table:formula="of:=SUM([.I3:.I1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5])" office:value-type="float"/>
          <table:table-cell table:formula="of:=AVERAGE([.C3:.C15])" office:value-type="float"/>
          <table:table-cell table:formula="of:=AVERAGE([.D3:.D15])" office:value-type="float"/>
          <table:table-cell table:formula="of:=AVERAGE([.E3:.E15])" office:value-type="float"/>
          <table:table-cell table:formula="of:=AVERAGE([.F3:.F15])" office:value-type="float"/>
          <table:table-cell table:formula="of:=AVERAGE([.G3:.G15])" office:value-type="float"/>
          <table:table-cell table:formula="of:=AVERAGE([.H3:.H15])" office:value-type="float"/>
          <table:table-cell table:formula="of:=AVERAGE([.I3:.I1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5])" office:value-type="float"/>
          <table:table-cell table:formula="of:=STDEV([.C3:.C15])" office:value-type="float"/>
          <table:table-cell table:formula="of:=STDEV([.D3:.D15])" office:value-type="float"/>
          <table:table-cell table:formula="of:=STDEV([.E3:.E15])" office:value-type="float"/>
          <table:table-cell table:formula="of:=STDEV([.F3:.F15])" office:value-type="float"/>
          <table:table-cell table:formula="of:=STDEV([.G3:.G15])" office:value-type="float"/>
          <table:table-cell table:formula="of:=STDEV([.H3:.H15])" office:value-type="float"/>
          <table:table-cell table:formula="of:=STDEV([.I3:.I1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5]-[.$D3:.$D15])^2)^0.5" office:value-type="float"/>
          <table:table-cell table:number-matrix-columns-spanned="1" table:number-matrix-rows-spanned="1" table:formula="of:=SUM(([.C3:.C15]-[.$E3:.$E1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5]=[.$D3:.$D15])" office:value-type="float"/>
          <table:table-cell table:number-matrix-columns-spanned="1" table:number-matrix-rows-spanned="1" table:formula="of:=SUM([.C3:.C15]=[.$E3:.$E1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5]&lt;[.$F3:.$F15])" office:value-type="float"/>
          <table:table-cell table:number-matrix-columns-spanned="1" table:number-matrix-rows-spanned="1" table:formula="of:=SUM([.C3:.C15]&lt;[.$G3:.$G1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5]&gt;[.$F3:.$F15])" office:value-type="float"/>
          <table:table-cell table:number-matrix-columns-spanned="1" table:number-matrix-rows-spanned="1" table:formula="of:=SUM([.C3:.C15]&gt;[.$G3:.$G1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5]=[.$H3:.$H15])" office:value-type="float"/>
          <table:table-cell table:number-matrix-columns-spanned="1" table:number-matrix-rows-spanned="1" table:formula="of:=SUM([.C3:.C15]=[.$I3:.$I15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